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8" style:parent-style-name="Normal" style:family="paragraph">
      <style:paragraph-properties fo:margin-bottom="0in" style:line-height-at-least="0.1979in" fo:background-color="#1E1E1E"/>
    </style:style>
    <style:style style:name="T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8" style:parent-style-name="Normal" style:family="paragraph">
      <style:paragraph-properties fo:margin-bottom="0in" style:line-height-at-least="0.1979in" fo:background-color="#1E1E1E"/>
    </style:style>
    <style:style style:name="T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4" style:parent-style-name="Normal" style:family="paragraph">
      <style:paragraph-properties fo:margin-bottom="0in" style:line-height-at-least="0.1979in" fo:background-color="#1E1E1E"/>
    </style:style>
    <style:style style:name="T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5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ZA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P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6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70" style:parent-style-name="Normal" style:family="paragraph">
      <style:paragraph-properties fo:margin-bottom="0in" style:line-height-at-least="0.1979in" fo:background-color="#1E1E1E"/>
    </style:style>
    <style:style style:name="T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72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88" style:parent-style-name="Normal" style:family="paragraph">
      <style:paragraph-properties fo:margin-bottom="0in" style:line-height-at-least="0.1979in" fo:background-color="#1E1E1E"/>
    </style:style>
    <style:style style:name="T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9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9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95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0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0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07" style:parent-style-name="Normal" style:family="paragraph">
      <style:paragraph-properties fo:margin-bottom="0in" style:line-height-at-least="0.1979in" fo:background-color="#1E1E1E"/>
    </style:style>
    <style:style style:name="T1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0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1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1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P114" style:parent-style-name="Normal" style:family="paragraph">
      <style:paragraph-properties fo:margin-bottom="0in" style:line-height-at-least="0.1979in" fo:background-color="#1E1E1E"/>
    </style:style>
    <style:style style:name="T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1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2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2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27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2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3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35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3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1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41" style:parent-style-name="Normal" style:family="paragraph">
      <style:paragraph-properties fo:margin-bottom="0in" style:line-height-at-least="0.1979in" fo:background-color="#1E1E1E"/>
    </style:style>
    <style:style style:name="T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4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4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1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52" style:parent-style-name="Normal" style:family="paragraph">
      <style:paragraph-properties fo:margin-bottom="0in" style:line-height-at-least="0.1979in" fo:background-color="#1E1E1E"/>
    </style:style>
    <style:style style:name="T1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5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155" style:parent-style-name="Normal" style:family="paragraph">
      <style:paragraph-properties fo:margin-bottom="0in" style:line-height-at-least="0.1979in" fo:background-color="#1E1E1E"/>
    </style:style>
    <style:style style:name="T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63" style:parent-style-name="Normal" style:family="paragraph">
      <style:paragraph-properties fo:margin-bottom="0in" style:line-height-at-least="0.1979in" fo:background-color="#1E1E1E"/>
    </style:style>
    <style:style style:name="T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6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166" style:parent-style-name="Normal" style:family="paragraph">
      <style:paragraph-properties fo:margin-bottom="0in" style:line-height-at-least="0.1979in" fo:background-color="#1E1E1E"/>
    </style:style>
    <style:style style:name="T1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7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1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1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86" style:parent-style-name="Normal" style:family="paragraph">
      <style:paragraph-properties fo:margin-bottom="0in" style:line-height-at-least="0.1979in" fo:background-color="#1E1E1E"/>
    </style:style>
    <style:style style:name="T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8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ZA"/>
    </style:style>
    <style:style style:name="T1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P1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92" style:parent-style-name="Normal" style:family="paragraph">
      <style:paragraph-properties fo:margin-bottom="0in" style:line-height-at-least="0.1979in" fo:background-color="#1E1E1E"/>
    </style:style>
    <style:style style:name="T1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1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1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199" style:parent-style-name="Normal" style:family="paragraph">
      <style:paragraph-properties fo:margin-bottom="0in" style:line-height-at-least="0.1979in" fo:background-color="#1E1E1E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13" style:parent-style-name="Normal" style:family="paragraph">
      <style:paragraph-properties fo:margin-bottom="0in" style:line-height-at-least="0.1979in" fo:background-color="#1E1E1E"/>
    </style:style>
    <style:style style:name="T2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15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2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23" style:parent-style-name="Normal" style:family="paragraph">
      <style:paragraph-properties fo:margin-bottom="0in" style:line-height-at-least="0.1979in" fo:background-color="#1E1E1E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31" style:parent-style-name="Normal" style:family="paragraph">
      <style:paragraph-properties fo:margin-bottom="0in" style:line-height-at-least="0.1979in" fo:background-color="#1E1E1E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2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41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en" style:country-asian="ZA"/>
    </style:style>
    <style:style style:name="T2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45" style:parent-style-name="Normal" style:family="paragraph">
      <style:paragraph-properties fo:margin-bottom="0in" style:line-height-at-least="0.1979in" fo:background-color="#1E1E1E"/>
    </style:style>
    <style:style style:name="T2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4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5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2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6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64" style:parent-style-name="Normal" style:family="paragraph">
      <style:paragraph-properties fo:margin-bottom="0in" style:line-height-at-least="0.1979in" fo:background-color="#1E1E1E"/>
    </style:style>
    <style:style style:name="T2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6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ZA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P2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70" style:parent-style-name="Normal" style:family="paragraph">
      <style:paragraph-properties fo:margin-bottom="0in" style:line-height-at-least="0.1979in" fo:background-color="#1E1E1E"/>
    </style:style>
    <style:style style:name="T27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2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2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2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83" style:parent-style-name="Normal" style:family="paragraph">
      <style:paragraph-properties fo:margin-bottom="0in" style:line-height-at-least="0.1979in" fo:background-color="#1E1E1E"/>
    </style:style>
    <style:style style:name="T2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2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293" style:parent-style-name="Normal" style:family="paragraph">
      <style:paragraph-properties fo:margin-bottom="0in" style:line-height-at-least="0.1979in" fo:background-color="#1E1E1E"/>
    </style:style>
    <style:style style:name="T2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2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03" style:parent-style-name="Normal" style:family="paragraph">
      <style:paragraph-properties fo:margin-bottom="0in" style:line-height-at-least="0.1979in" fo:background-color="#1E1E1E"/>
    </style:style>
    <style:style style:name="T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0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ZA"/>
    </style:style>
    <style:style style:name="T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3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0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3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3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25" style:parent-style-name="Normal" style:family="paragraph">
      <style:paragraph-properties fo:margin-bottom="0in" style:line-height-at-least="0.1979in" fo:background-color="#1E1E1E"/>
    </style:style>
    <style:style style:name="T3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3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n" style:country-asian="ZA"/>
    </style:style>
    <style:style style:name="T3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35" style:parent-style-name="Normal" style:family="paragraph">
      <style:paragraph-properties fo:margin-bottom="0in" style:line-height-at-least="0.1979in" fo:background-color="#1E1E1E"/>
    </style:style>
    <style:style style:name="T3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4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45" style:parent-style-name="Normal" style:family="paragraph">
      <style:paragraph-properties fo:margin-bottom="0in" style:line-height-at-least="0.1979in" fo:background-color="#1E1E1E"/>
    </style:style>
    <style:style style:name="T3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4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ZA"/>
    </style:style>
    <style:style style:name="T3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4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3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ZA"/>
    </style:style>
    <style:style style:name="T3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56" style:parent-style-name="Normal" style:family="paragraph">
      <style:paragraph-properties fo:margin-bottom="0in" style:line-height-at-least="0.1979in" fo:background-color="#1E1E1E"/>
    </style:style>
    <style:style style:name="T3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3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61" style:parent-style-name="Normal" style:family="paragraph">
      <style:paragraph-properties fo:margin-bottom="0in" style:line-height-at-least="0.1979in" fo:background-color="#1E1E1E"/>
    </style:style>
    <style:style style:name="T3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69" style:parent-style-name="Normal" style:family="paragraph">
      <style:paragraph-properties fo:margin-bottom="0in" style:line-height-at-least="0.1979in" fo:background-color="#1E1E1E"/>
    </style:style>
    <style:style style:name="T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77" style:parent-style-name="Normal" style:family="paragraph">
      <style:paragraph-properties fo:margin-bottom="0in" style:line-height-at-least="0.1979in" fo:background-color="#1E1E1E"/>
    </style:style>
    <style:style style:name="T3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85" style:parent-style-name="Normal" style:family="paragraph">
      <style:paragraph-properties fo:margin-bottom="0in" style:line-height-at-least="0.1979in" fo:background-color="#1E1E1E"/>
    </style:style>
    <style:style style:name="T3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393" style:parent-style-name="Normal" style:family="paragraph">
      <style:paragraph-properties fo:margin-bottom="0in" style:line-height-at-least="0.1979in" fo:background-color="#1E1E1E"/>
    </style:style>
    <style:style style:name="T3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3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3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3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4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401" style:parent-style-name="Normal" style:family="paragraph">
      <style:paragraph-properties fo:margin-bottom="0in" style:line-height-at-least="0.1979in" fo:background-color="#1E1E1E"/>
    </style:style>
    <style:style style:name="T4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0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n" style:country-asian="ZA"/>
    </style:style>
    <style:style style:name="P404" style:parent-style-name="Normal" style:family="paragraph">
      <style:paragraph-properties fo:margin-bottom="0in" style:line-height-at-least="0.1979in" fo:background-color="#1E1E1E"/>
    </style:style>
    <style:style style:name="T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ZA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4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417" style:parent-style-name="Normal" style:family="paragraph">
      <style:paragraph-properties fo:margin-bottom="0in" style:line-height-at-least="0.1979in" fo:background-color="#1E1E1E"/>
    </style:style>
    <style:style style:name="T4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ZA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ZA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ZA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P424" style:parent-style-name="Normal" style:family="paragraph">
      <style:paragraph-properties fo:margin-bottom="0in" style:line-height-at-least="0.1979in" fo:background-color="#1E1E1E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  <style:style style:name="T4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ZA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ZA"/>
    </style:style>
  </office:automatic-styles>
  <office:body>
    <office:text text:use-soft-page-breaks="true">
      <text:p text:style-name="P1"><text:span text:style-name="T2">def</text:span><text:span text:style-name="T3"><text:s/></text:span><text:span text:style-name="T4">load_data</text:span><text:span text:style-name="T5">(</text:span><text:span text:style-name="T6">filename</text:span><text:span text:style-name="T7">):</text:span></text:p>
      <text:p text:style-name="P8"><text:span text:style-name="T9">   <text:s/></text:span><text:span text:style-name="T10">data</text:span><text:span text:style-name="T11"><text:s/>=<text:s/></text:span><text:span text:style-name="T12">pd</text:span><text:span text:style-name="T13">.</text:span><text:span text:style-name="T14">read_csv</text:span><text:span text:style-name="T15">(</text:span><text:span text:style-name="T16">filename</text:span><text:span text:style-name="T17">)</text:span></text:p>
      <text:p text:style-name="P18"><text:span text:style-name="T19">   <text:s/></text:span><text:span text:style-name="T20">data</text:span><text:span text:style-name="T21">.</text:span><text:span text:style-name="T22">drop</text:span><text:span text:style-name="T23">(</text:span><text:span text:style-name="T24">columns</text:span><text:span text:style-name="T25">=[</text:span><text:span text:style-name="T26">"Unnamed: 32"</text:span><text:span text:style-name="T27">,<text:s/></text:span><text:span text:style-name="T28">"id"</text:span><text:span text:style-name="T29">],<text:s/></text:span><text:span text:style-name="T30">inplace</text:span><text:span text:style-name="T31">=</text:span><text:span text:style-name="T32">True</text:span><text:span text:style-name="T33">)</text:span></text:p>
      <text:p text:style-name="P34"><text:span text:style-name="T35">   <text:s/></text:span><text:span text:style-name="T36">data</text:span><text:span text:style-name="T37">[</text:span><text:span text:style-name="T38">"diagnosis"</text:span><text:span text:style-name="T39">] =<text:s/></text:span><text:span text:style-name="T40">data</text:span><text:span text:style-name="T41">[</text:span><text:span text:style-name="T42">"diagnosis"</text:span><text:span text:style-name="T43">].</text:span><text:span text:style-name="T44">map</text:span><text:span text:style-name="T45">({</text:span><text:span text:style-name="T46">"M"</text:span><text:span text:style-name="T47">:<text:s/></text:span><text:span text:style-name="T48">1</text:span><text:span text:style-name="T49">,<text:s/></text:span><text:span text:style-name="T50">"B"</text:span><text:span text:style-name="T51">:<text:s/></text:span><text:span text:style-name="T52">0</text:span><text:span text:style-name="T53">})</text:span></text:p>
      <text:p text:style-name="P54"><text:span text:style-name="T55">   <text:s/></text:span><text:span text:style-name="T56">return</text:span><text:span text:style-name="T57"><text:s/></text:span><text:span text:style-name="T58">data</text:span></text:p>
      <text:p text:style-name="P59"/>
      <text:p text:style-name="P60"><text:span text:style-name="T61">def</text:span><text:span text:style-name="T62"><text:s/></text:span><text:span text:style-name="T63">handle_outliers</text:span><text:span text:style-name="T64">(</text:span><text:span text:style-name="T65">data</text:span><text:span text:style-name="T66">):</text:span></text:p>
      <text:p text:style-name="P67"><text:span text:style-name="T68">   <text:s/></text:span><text:span text:style-name="T69"># Separate features and target variable</text:span></text:p>
      <text:p text:style-name="P70"><text:span text:style-name="T71">   <text:s/></text:span><text:span text:style-name="T72">X</text:span><text:span text:style-name="T73"><text:s/>=<text:s/></text:span><text:span text:style-name="T74">data</text:span><text:span text:style-name="T75">.drop(</text:span><text:span text:style-name="T76">columns</text:span><text:span text:style-name="T77">=[</text:span><text:span text:style-name="T78">"diagnosis"</text:span><text:span text:style-name="T79">])</text:span></text:p>
      <text:p text:style-name="P80"><text:span text:style-name="T81">   <text:s/></text:span><text:span text:style-name="T82">y</text:span><text:span text:style-name="T83"><text:s/>=<text:s/></text:span><text:span text:style-name="T84">data</text:span><text:span text:style-name="T85">[</text:span><text:span text:style-name="T86">"diagnosis"</text:span><text:span text:style-name="T87">]</text:span></text:p>
      <text:p text:style-name="P88"><text:span text:style-name="T89">   <text:s/></text:span><text:span text:style-name="T90"># Calculate IQR</text:span></text:p>
      <text:p text:style-name="P91"><text:span text:style-name="T92">   <text:s/></text:span><text:span text:style-name="T93">Q1</text:span><text:span text:style-name="T94"><text:s/>=<text:s/></text:span><text:span text:style-name="T95">X</text:span><text:span text:style-name="T96">.quantile(</text:span><text:span text:style-name="T97">0.25</text:span><text:span text:style-name="T98">)</text:span></text:p>
      <text:p text:style-name="P99"><text:span text:style-name="T100">   <text:s/></text:span><text:span text:style-name="T101">Q3</text:span><text:span text:style-name="T102"><text:s/>=<text:s/></text:span><text:span text:style-name="T103">X</text:span><text:span text:style-name="T104">.quantile(</text:span><text:span text:style-name="T105">0.75</text:span><text:span text:style-name="T106">)</text:span></text:p>
      <text:p text:style-name="P107"><text:span text:style-name="T108">   <text:s/></text:span><text:span text:style-name="T109">IQR</text:span><text:span text:style-name="T110"><text:s/>=<text:s/></text:span><text:span text:style-name="T111">Q3</text:span><text:span text:style-name="T112"><text:s/>-<text:s/></text:span><text:span text:style-name="T113">Q1</text:span></text:p>
      <text:p text:style-name="P114"><text:span text:style-name="T115">   <text:s/></text:span><text:span text:style-name="T116"># Find outlier indices</text:span></text:p>
      <text:p text:style-name="P117"><text:span text:style-name="T118">   <text:s/></text:span><text:span text:style-name="T119">outlier_indices</text:span><text:span text:style-name="T120"><text:s/>= ((</text:span><text:span text:style-name="T121">X</text:span><text:span text:style-name="T122"><text:s/>&lt; (</text:span><text:span text:style-name="T123">Q1</text:span><text:span text:style-name="T124"><text:s/>-<text:s/></text:span><text:span text:style-name="T125">1.5</text:span><text:span text:style-name="T126"><text:s/>*<text:s/></text:span><text:span text:style-name="T127">IQR</text:span><text:span text:style-name="T128">)) | (</text:span><text:span text:style-name="T129">X</text:span><text:span text:style-name="T130"><text:s/>&gt; (</text:span><text:span text:style-name="T131">Q3</text:span><text:span text:style-name="T132"><text:s/>+<text:s/></text:span><text:span text:style-name="T133">1.5</text:span><text:span text:style-name="T134"><text:s/>*<text:s/></text:span><text:span text:style-name="T135">IQR</text:span><text:span text:style-name="T136">))).any(</text:span><text:span text:style-name="T137">axis</text:span><text:span text:style-name="T138">=</text:span><text:span text:style-name="T139">1</text:span><text:span text:style-name="T140">)</text:span></text:p>
      <text:p text:style-name="P141"><text:span text:style-name="T142">   <text:s/></text:span><text:span text:style-name="T143"># Remove outliers from the features</text:span></text:p>
      <text:p text:style-name="P144"><text:span text:style-name="T145">   <text:s/></text:span><text:span text:style-name="T146">X_no_outliers</text:span><text:span text:style-name="T147"><text:s/>=<text:s/></text:span><text:span text:style-name="T148">X</text:span><text:span text:style-name="T149">[~</text:span><text:span text:style-name="T150">outlier_indices</text:span><text:span text:style-name="T151">]</text:span></text:p>
      <text:p text:style-name="P152"><text:span text:style-name="T153">   <text:s/></text:span><text:span text:style-name="T154"># Remove the corresponding target values</text:span></text:p>
      <text:p text:style-name="P155"><text:span text:style-name="T156">   <text:s/></text:span><text:span text:style-name="T157">y_no_outliers</text:span><text:span text:style-name="T158"><text:s/>=<text:s/></text:span><text:span text:style-name="T159">y</text:span><text:span text:style-name="T160">[~</text:span><text:span text:style-name="T161">outlier_indices</text:span><text:span text:style-name="T162">]</text:span></text:p>
      <text:p text:style-name="P163"><text:span text:style-name="T164">   <text:s/></text:span><text:span text:style-name="T165"># Concatenate the features without outliers with the target variable</text:span></text:p>
      <text:p text:style-name="P166"><text:span text:style-name="T167">   <text:s/></text:span><text:span text:style-name="T168">data_no_outliers</text:span><text:span text:style-name="T169"><text:s/>=<text:s/></text:span><text:span text:style-name="T170">pd</text:span><text:span text:style-name="T171">.</text:span><text:span text:style-name="T172">concat</text:span><text:span text:style-name="T173">([</text:span><text:span text:style-name="T174">X_no_outliers</text:span><text:span text:style-name="T175">,<text:s/></text:span><text:span text:style-name="T176">y_no_outliers</text:span><text:span text:style-name="T177">.reset_index(</text:span><text:span text:style-name="T178">drop</text:span><text:span text:style-name="T179">=</text:span><text:span text:style-name="T180">True</text:span><text:span text:style-name="T181">)],<text:s/></text:span><text:span text:style-name="T182">axis</text:span><text:span text:style-name="T183">=</text:span><text:span text:style-name="T184">1</text:span><text:span text:style-name="T185">)</text:span></text:p>
      <text:p text:style-name="P186"><text:span text:style-name="T187">   <text:s/></text:span><text:span text:style-name="T188">return</text:span><text:span text:style-name="T189"><text:s/></text:span><text:span text:style-name="T190">data_no_outliers</text:span></text:p>
      <text:p text:style-name="P191"/>
      <text:p text:style-name="P192"><text:span text:style-name="T193">def</text:span><text:span text:style-name="T194"><text:s/></text:span><text:span text:style-name="T195">handle_class_imbalance</text:span><text:span text:style-name="T196">(</text:span><text:span text:style-name="T197">data</text:span><text:span text:style-name="T198">):</text:span></text:p>
      <text:p text:style-name="P199"><text:span text:style-name="T200">   <text:s/></text:span><text:span text:style-name="T201">smote</text:span><text:span text:style-name="T202"><text:s/>=<text:s/></text:span><text:span text:style-name="T203">SMOTE</text:span><text:span text:style-name="T204">(</text:span><text:span text:style-name="T205">sampling_strategy</text:span><text:span text:style-name="T206">=</text:span><text:span text:style-name="T207">'auto'</text:span><text:span text:style-name="T208">,<text:s/></text:span><text:span text:style-name="T209">random_state</text:span><text:span text:style-name="T210">=</text:span><text:span text:style-name="T211">42</text:span><text:span text:style-name="T212">)</text:span></text:p>
      <text:p text:style-name="P213"><text:span text:style-name="T214">   <text:s/></text:span><text:span text:style-name="T215">X</text:span><text:span text:style-name="T216"><text:s/>=<text:s/></text:span><text:span text:style-name="T217">data</text:span><text:span text:style-name="T218">.drop(</text:span><text:span text:style-name="T219">columns</text:span><text:span text:style-name="T220">=[</text:span><text:span text:style-name="T221">"diagnosis"</text:span><text:span text:style-name="T222">])</text:span></text:p>
      <text:p text:style-name="P223"><text:span text:style-name="T224">   <text:s/></text:span><text:span text:style-name="T225">y</text:span><text:span text:style-name="T226"><text:s/>=<text:s/></text:span><text:span text:style-name="T227">data</text:span><text:span text:style-name="T228">[</text:span><text:span text:style-name="T229">"diagnosis"</text:span><text:span text:style-name="T230">]</text:span></text:p>
      <text:p text:style-name="P231"><text:span text:style-name="T232">   <text:s/></text:span><text:span text:style-name="T233">X_resampled</text:span><text:span text:style-name="T234">,<text:s/></text:span><text:span text:style-name="T235">y_resampled</text:span><text:span text:style-name="T236"><text:s/>=<text:s/></text:span><text:span text:style-name="T237">smote</text:span><text:span text:style-name="T238">.</text:span><text:span text:style-name="T239">fit_resample</text:span><text:span text:style-name="T240">(</text:span><text:span text:style-name="T241">X</text:span><text:span text:style-name="T242">,<text:s/></text:span><text:span text:style-name="T243">y</text:span><text:span text:style-name="T244">)</text:span></text:p>
      <text:p text:style-name="P245"><text:span text:style-name="T246">   <text:s/></text:span><text:span text:style-name="T247"># Combine resampled features and target into one DataFrame</text:span></text:p>
      <text:p text:style-name="P248"><text:span text:style-name="T249">   <text:s/></text:span><text:span text:style-name="T250">resampled_data</text:span><text:span text:style-name="T251"><text:s/>=<text:s/></text:span><text:span text:style-name="T252">pd</text:span><text:span text:style-name="T253">.</text:span><text:span text:style-name="T254">concat</text:span><text:span text:style-name="T255">([</text:span><text:span text:style-name="T256">X_resampled</text:span><text:span text:style-name="T257">,<text:s/></text:span><text:span text:style-name="T258">y_resampled</text:span><text:span text:style-name="T259">],<text:s/></text:span><text:span text:style-name="T260">axis</text:span><text:span text:style-name="T261">=</text:span><text:span text:style-name="T262">1</text:span><text:span text:style-name="T263">)</text:span></text:p>
      <text:p text:style-name="P264"><text:span text:style-name="T265">   <text:s/></text:span><text:span text:style-name="T266">return</text:span><text:span text:style-name="T267"><text:s/></text:span><text:span text:style-name="T268">resampled_data</text:span></text:p>
      <text:p text:style-name="P269"/>
      <text:p text:style-name="P270"><text:span text:style-name="T271">def</text:span><text:span text:style-name="T272"><text:s/></text:span><text:span text:style-name="T273">scale_features</text:span><text:span text:style-name="T274">(</text:span><text:span text:style-name="T275">data</text:span><text:span text:style-name="T276">):</text:span></text:p>
      <text:p text:style-name="P277"><text:span text:style-name="T278">   <text:s/></text:span><text:span text:style-name="T279">scaler</text:span><text:span text:style-name="T280"><text:s/>=<text:s/></text:span><text:span text:style-name="T281">StandardScaler</text:span><text:span text:style-name="T282">()</text:span></text:p>
      <text:p text:style-name="P283"><text:span text:style-name="T284">   <text:s/></text:span><text:span text:style-name="T285">features</text:span><text:span text:style-name="T286"><text:s/>=<text:s/></text:span><text:span text:style-name="T287">data</text:span><text:span text:style-name="T288">.drop(</text:span><text:span text:style-name="T289">columns</text:span><text:span text:style-name="T290">=[</text:span><text:span text:style-name="T291">"diagnosis"</text:span><text:span text:style-name="T292">])</text:span></text:p>
      <text:p text:style-name="P293"><text:span text:style-name="T294">   <text:s/></text:span><text:span text:style-name="T295">scaled_features</text:span><text:span text:style-name="T296"><text:s/>=<text:s/></text:span><text:span text:style-name="T297">scaler</text:span><text:span text:style-name="T298">.</text:span><text:span text:style-name="T299">fit_transform</text:span><text:span text:style-name="T300">(</text:span><text:span text:style-name="T301">features</text:span><text:span text:style-name="T302">)</text:span></text:p>
      <text:p text:style-name="P303"><text:span text:style-name="T304">   <text:s/></text:span><text:span text:style-name="T305">return</text:span><text:span text:style-name="T306"><text:s/></text:span><text:span text:style-name="T307">pd</text:span><text:span text:style-name="T308">.</text:span><text:span text:style-name="T309">DataFrame</text:span><text:span text:style-name="T310">(</text:span><text:span text:style-name="T311">scaled_features</text:span><text:span text:style-name="T312">,<text:s/></text:span><text:span text:style-name="T313">columns</text:span><text:span text:style-name="T314">=</text:span><text:span text:style-name="T315">features</text:span><text:span text:style-name="T316">.columns)</text:span></text:p>
      <text:p text:style-name="P317"/>
      <text:p text:style-name="P318"><text:span text:style-name="T319">def</text:span><text:span text:style-name="T320"><text:s/></text:span><text:span text:style-name="T321">handle_multicollinearity</text:span><text:span text:style-name="T322">(</text:span><text:span text:style-name="T323">data</text:span><text:span text:style-name="T324">):</text:span></text:p>
      <text:p text:style-name="P325"><text:span text:style-name="T326">   <text:s/></text:span><text:span text:style-name="T327">pca</text:span><text:span text:style-name="T328"><text:s/>=<text:s/></text:span><text:span text:style-name="T329">PCA</text:span><text:span text:style-name="T330">(</text:span><text:span text:style-name="T331">n_components</text:span><text:span text:style-name="T332">=</text:span><text:span text:style-name="T333">0.95</text:span><text:span text:style-name="T334">)</text:span></text:p>
      <text:p text:style-name="P335"><text:span text:style-name="T336">   <text:s/></text:span><text:span text:style-name="T337">transformed_data</text:span><text:span text:style-name="T338"><text:s/>=<text:s/></text:span><text:span text:style-name="T339">pca</text:span><text:span text:style-name="T340">.</text:span><text:span text:style-name="T341">fit_transform</text:span><text:span text:style-name="T342">(</text:span><text:span text:style-name="T343">data</text:span><text:span text:style-name="T344">)</text:span></text:p>
      <text:p text:style-name="P345"><text:span text:style-name="T346">   <text:s/></text:span><text:span text:style-name="T347">return</text:span><text:span text:style-name="T348"><text:s/></text:span><text:span text:style-name="T349">pd</text:span><text:span text:style-name="T350">.</text:span><text:span text:style-name="T351">DataFrame</text:span><text:span text:style-name="T352">(</text:span><text:span text:style-name="T353">transformed_data</text:span><text:span text:style-name="T354">)</text:span></text:p>
      <text:p text:style-name="P355"/>
      <text:p text:style-name="P356"><text:span text:style-name="T357">def</text:span><text:span text:style-name="T358"><text:s/></text:span><text:span text:style-name="T359">main</text:span><text:span text:style-name="T360">():</text:span></text:p>
      <text:p text:style-name="P361"><text:span text:style-name="T362">   <text:s/></text:span><text:span text:style-name="T363">data</text:span><text:span text:style-name="T364"><text:s/>=<text:s/></text:span><text:span text:style-name="T365">load_data</text:span><text:span text:style-name="T366">(</text:span><text:span text:style-name="T367">"data.csv"</text:span><text:span text:style-name="T368">)</text:span></text:p>
      <text:soft-page-break/>
      <text:p text:style-name="P369"><text:span text:style-name="T370">   <text:s/></text:span><text:span text:style-name="T371">data</text:span><text:span text:style-name="T372"><text:s/>=<text:s/></text:span><text:span text:style-name="T373">handle_class_imbalance</text:span><text:span text:style-name="T374">(</text:span><text:span text:style-name="T375">data</text:span><text:span text:style-name="T376">)</text:span></text:p>
      <text:p text:style-name="P377"><text:span text:style-name="T378">   <text:s/></text:span><text:span text:style-name="T379">data</text:span><text:span text:style-name="T380"><text:s/>=<text:s/></text:span><text:span text:style-name="T381">scale_features</text:span><text:span text:style-name="T382">(</text:span><text:span text:style-name="T383">data</text:span><text:span text:style-name="T384">)</text:span></text:p>
      <text:p text:style-name="P385"><text:span text:style-name="T386">   <text:s/></text:span><text:span text:style-name="T387">data</text:span><text:span text:style-name="T388"><text:s/>=<text:s/></text:span><text:span text:style-name="T389">handle_multicollinearity</text:span><text:span text:style-name="T390">(</text:span><text:span text:style-name="T391">data</text:span><text:span text:style-name="T392">)</text:span></text:p>
      <text:p text:style-name="P393"><text:span text:style-name="T394">   <text:s/></text:span><text:span text:style-name="T395">data</text:span><text:span text:style-name="T396"><text:s/>=<text:s/></text:span><text:span text:style-name="T397">handle_outliers</text:span><text:span text:style-name="T398">(</text:span><text:span text:style-name="T399">data</text:span><text:span text:style-name="T400">)</text:span></text:p>
      <text:p text:style-name="P401"><text:span text:style-name="T402">   <text:s/></text:span><text:span text:style-name="T403"># Save preprocessed data to a new CSV file</text:span></text:p>
      <text:p text:style-name="P404"><text:span text:style-name="T405">   <text:s/></text:span><text:span text:style-name="T406">data</text:span><text:span text:style-name="T407">.</text:span><text:span text:style-name="T408">to_csv</text:span><text:span text:style-name="T409">(</text:span><text:span text:style-name="T410">"preprocessed_cancer_data.csv"</text:span><text:span text:style-name="T411">,<text:s/></text:span><text:span text:style-name="T412">index</text:span><text:span text:style-name="T413">=</text:span><text:span text:style-name="T414">False</text:span><text:span text:style-name="T415">)</text:span></text:p>
      <text:p text:style-name="P416"/>
      <text:p text:style-name="P417"><text:span text:style-name="T418">if</text:span><text:span text:style-name="T419"><text:s/></text:span><text:span text:style-name="T420">__name__</text:span><text:span text:style-name="T421"><text:s/>==<text:s/></text:span><text:span text:style-name="T422">"__main__"</text:span><text:span text:style-name="T423">:</text:span></text:p>
      <text:p text:style-name="P424"><text:span text:style-name="T425">   <text:s/></text:span><text:span text:style-name="T426">main</text:span><text:span text:style-name="T427">(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offel André</meta:initial-creator>
    <dc:creator>Christoffel André</dc:creator>
    <meta:creation-date>2023-04-25T19:03:00Z</meta:creation-date>
    <dc:date>2023-04-25T19:03:00Z</dc:date>
    <meta:template xlink:href="Normal.dotm" xlink:type="simple"/>
    <meta:editing-cycles>2</meta:editing-cycles>
    <meta:editing-duration>PT0S</meta:editing-duration>
    <meta:document-statistic meta:page-count="2" meta:paragraph-count="3" meta:word-count="298" meta:character-count="1996" meta:row-count="14" meta:non-whitespace-character-count="1701"/>
  </office:meta>
</office:document-meta>
</file>